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999999" draw:fill="solid" draw:fill-color="#ffff99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4cm" fo:min-width="0.55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4cm" fo:min-width="0.55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2pt" style:text-underline-style="solid" style:text-underline-width="auto" style:text-underline-color="font-color" style:font-size-asian="12pt" style:font-size-complex="12pt"/>
    </style:style>
    <style:style style:name="P4" style:family="paragraph">
      <style:paragraph-properties fo:text-align="center"/>
      <style:text-properties fo:font-size="12pt" style:text-underline-style="none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2" draw:id="id2" draw:layer="layout" svg:width="4.363cm" svg:height="1.689cm" svg:x="2.383cm" svg:y="3.7cm">
          <text:p text:style-name="P1">Projec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3.237cm" svg:height="0.985cm" svg:x="1cm" svg:y="1.73cm">
          <text:p text:style-name="P2">descrip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689cm" svg:height="0.985cm" svg:x="5.504cm" svg:y="1.73cm">
          <text:p text:style-name="P3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2.533cm" svg:height="0.985cm" svg:x="1.704cm" svg:y="6.515cm">
          <text:p text:style-name="P2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.619cm" svg:y1="2.715cm" svg:x2="4.564cm" svg:y2="3.7cm" draw:start-shape="id1" draw:start-glue-point="8" draw:end-shape="id2" draw:end-glue-point="0" svg:d="m2619 2715 1945 985">
          <text:p/>
        </draw:connector>
        <draw:connector draw:style-name="gr3" draw:text-style-name="P1" draw:layer="layout" draw:type="line" svg:x1="6.349cm" svg:y1="2.715cm" svg:x2="4.564cm" svg:y2="3.7cm" draw:start-shape="id3" draw:start-glue-point="8" draw:end-shape="id2" draw:end-glue-point="0" svg:d="m6349 2715-1785 985">
          <text:p/>
        </draw:connector>
        <draw:connector draw:style-name="gr3" draw:text-style-name="P1" draw:layer="layout" draw:type="line" svg:x1="2.971cm" svg:y1="6.515cm" svg:x2="4.564cm" svg:y2="5.389cm" draw:start-shape="id4" draw:start-glue-point="4" draw:end-shape="id2" draw:end-glue-point="2" svg:d="m2971 6515 1593-1126">
          <text:p/>
        </draw:connector>
        <draw:custom-shape draw:style-name="gr4" draw:text-style-name="P3" xml:id="id8" draw:id="id8" draw:layer="layout" svg:width="1.689cm" svg:height="0.985cm" svg:x="13.244cm" svg:y="1.73cm">
          <text:p text:style-name="P3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7" draw:id="id7" draw:layer="layout" svg:width="2.534cm" svg:height="0.985cm" svg:x="17.497cm" svg:y="1.818cm">
          <text:p text:style-name="P2">lo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" draw:id="id5" draw:layer="layout" svg:width="2.533cm" svg:height="0.985cm" svg:x="13.526cm" svg:y="6.515cm">
          <text:p text:style-name="P2">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4.793cm" svg:y1="6.515cm" svg:x2="16.781cm" svg:y2="5.389cm" draw:start-shape="id5" draw:start-glue-point="4" draw:end-shape="id6" draw:end-glue-point="2" svg:d="m14793 6515 1988-1126">
          <text:p/>
        </draw:connector>
        <draw:custom-shape draw:style-name="gr4" draw:text-style-name="P2" xml:id="id9" draw:id="id9" draw:layer="layout" svg:width="2.533cm" svg:height="0.985cm" svg:x="17.467cm" svg:y="6.515cm">
          <text:p text:style-name="P2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4.363cm" svg:height="1.689cm" svg:x="14.6cm" svg:y="3.7cm">
          <text:p text:style-name="P1">Us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8.764cm" svg:y1="2.803cm" svg:x2="16.781cm" svg:y2="3.7cm" draw:start-shape="id7" draw:start-glue-point="8" draw:end-shape="id6" draw:end-glue-point="0" svg:d="m18764 2803-1983 897">
          <text:p/>
        </draw:connector>
        <draw:connector draw:style-name="gr3" draw:text-style-name="P1" draw:layer="layout" draw:type="line" svg:x1="14.089cm" svg:y1="2.715cm" svg:x2="16.781cm" svg:y2="3.7cm" draw:start-shape="id8" draw:start-glue-point="8" draw:end-shape="id6" draw:end-glue-point="0" svg:d="m14089 2715 2692 985">
          <text:p/>
        </draw:connector>
        <draw:connector draw:style-name="gr3" draw:text-style-name="P1" draw:layer="layout" draw:type="line" svg:x1="18.734cm" svg:y1="6.515cm" svg:x2="16.781cm" svg:y2="5.389cm" draw:start-shape="id9" draw:start-glue-point="4" draw:end-shape="id6" draw:end-glue-point="2" svg:d="m18734 6515-1953-1126">
          <text:p/>
        </draw:connector>
        <draw:custom-shape draw:style-name="gr5" draw:text-style-name="P1" xml:id="id10" draw:id="id10" draw:layer="layout" svg:width="1.548cm" svg:height="1.407cm" svg:x="9.7cm" svg:y="3.83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line" svg:x1="6.746cm" svg:y1="4.544cm" svg:x2="9.7cm" svg:y2="4.536cm" draw:start-shape="id2" draw:start-glue-point="1" draw:end-shape="id10" draw:end-glue-point="5" svg:d="m6746 4544 2954-8">
          <text:p/>
        </draw:connector>
        <draw:connector draw:style-name="gr3" draw:text-style-name="P1" draw:layer="layout" draw:type="line" svg:x1="11.248cm" svg:y1="4.536cm" svg:x2="14.6cm" svg:y2="4.544cm" draw:start-shape="id10" draw:start-glue-point="7" draw:end-shape="id6" draw:end-glue-point="3" svg:d="m11248 4536 3352 8">
          <text:p/>
        </draw:connector>
        <draw:custom-shape draw:style-name="gr2" draw:text-style-name="P4" xml:id="id11" draw:id="id11" draw:layer="layout" svg:width="1.689cm" svg:height="0.985cm" svg:x="10.007cm" svg:y="1.73cm">
          <text:p text:style-name="P4"><text:span text:style-name="T2">tip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852cm" svg:y1="2.715cm" svg:x2="10.474cm" svg:y2="3.833cm" draw:start-shape="id11" draw:start-glue-point="8" draw:end-shape="id10" draw:end-glue-point="4" svg:d="m10852 2715-378 1118">
          <text:p/>
        </draw:connector>
        <draw:frame draw:style-name="gr6" draw:layer="layout" svg:width="1.052cm" svg:height="1.354cm" svg:x="6.844cm" svg:y="3.7cm">
          <draw:text-box>
            <text:p>*</text:p>
          </draw:text-box>
        </draw:frame>
        <draw:frame draw:style-name="gr7" draw:layer="layout" svg:width="1.053cm" svg:height="1.354cm" svg:x="13.847cm" svg:y="3.7cm">
          <draw:text-box>
            <text:p>*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uro Fermani</meta:initial-creator>
    <meta:creation-date>2012-10-22T20:23:48</meta:creation-date>
    <dc:date>2012-10-22T21:32:39</dc:date>
    <dc:creator>Mauro Fermani</dc:creator>
    <meta:editing-duration>PT8M10S</meta:editing-duration>
    <meta:editing-cycles>2</meta:editing-cycles>
    <meta:generator>LibreOffice/3.5$Linux_X86_64 LibreOffice_project/235ab8a-3802056-4a8fed3-2d66ea8-e241b80</meta:generator>
    <meta:document-statistic meta:object-count="23"/>
  </office:meta>
</office:document-meta>
</file>